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Code Pro Medium" svg:font-family="'Source Code Pro Medium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1.9979in" style:rel-column-width="18907*"/>
    </style:style>
    <style:style style:name="Table1.B" style:family="table-column">
      <style:table-column-properties style:column-width="4.9271in" style:rel-column-width="4662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="0in" fo:border="non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A1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10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021384" officeooo:paragraph-rsid="00021384"/>
    </style:style>
    <style:style style:name="P2" style:family="paragraph" style:parent-style-name="Text_20_body">
      <style:text-properties officeooo:paragraph-rsid="00021384"/>
    </style:style>
    <style:style style:name="P3" style:family="paragraph" style:parent-style-name="Text_20_body">
      <style:text-properties style:font-name="Cantarell" officeooo:rsid="00021384" officeooo:paragraph-rsid="00021384"/>
    </style:style>
    <style:style style:name="P4" style:family="paragraph" style:parent-style-name="Text_20_body">
      <style:text-properties style:font-name="Cantarell" officeooo:paragraph-rsid="000fdee7"/>
    </style:style>
    <style:style style:name="P5" style:family="paragraph" style:parent-style-name="Text_20_body">
      <style:text-properties style:font-name="Cantarell" officeooo:rsid="000fdee7" officeooo:paragraph-rsid="000fdee7"/>
    </style:style>
    <style:style style:name="P6" style:family="paragraph" style:parent-style-name="Text_20_body">
      <style:text-properties style:font-name="Cantarell" officeooo:rsid="000fdee7" officeooo:paragraph-rsid="00114ce7"/>
    </style:style>
    <style:style style:name="P7" style:family="paragraph" style:parent-style-name="Text_20_body">
      <style:text-properties style:font-name="Cantarell" officeooo:rsid="0014445e" officeooo:paragraph-rsid="0014445e"/>
    </style:style>
    <style:style style:name="P8" style:family="paragraph" style:parent-style-name="Text_20_body">
      <style:text-properties style:font-name="Cantarell" officeooo:rsid="00151f09" officeooo:paragraph-rsid="00151f09"/>
    </style:style>
    <style:style style:name="P9" style:family="paragraph" style:parent-style-name="Text_20_body">
      <style:text-properties style:font-name="Cantarell" officeooo:rsid="00151f09" officeooo:paragraph-rsid="00170e27"/>
    </style:style>
    <style:style style:name="P10" style:family="paragraph" style:parent-style-name="Text_20_body">
      <style:text-properties style:font-name="Cantarell" fo:font-size="14pt" fo:font-weight="bold" officeooo:rsid="000fdee7" officeooo:paragraph-rsid="000fdee7" style:font-size-asian="14pt" style:font-weight-asian="bold" style:font-size-complex="14pt" style:font-weight-complex="bold"/>
    </style:style>
    <style:style style:name="P11" style:family="paragraph" style:parent-style-name="Text_20_body">
      <style:text-properties style:font-name="Cantarell" fo:font-size="14pt" fo:font-weight="bold" officeooo:rsid="000fdee7" officeooo:paragraph-rsid="00114ce7" style:font-size-asian="14pt" style:font-weight-asian="bold" style:font-size-complex="14pt" style:font-weight-complex="bold"/>
    </style:style>
    <style:style style:name="P12" style:family="paragraph" style:parent-style-name="Text_20_body">
      <style:text-properties style:font-name="Cantarell" officeooo:rsid="00114ce7" officeooo:paragraph-rsid="00114ce7"/>
    </style:style>
    <style:style style:name="P13" style:family="paragraph" style:parent-style-name="Text_20_body">
      <style:text-properties style:font-name="Cantarell" officeooo:rsid="001a79f7" officeooo:paragraph-rsid="0014445e"/>
    </style:style>
    <style:style style:name="P14" style:family="paragraph" style:parent-style-name="Text_20_body">
      <style:text-properties style:font-name="Cantarell" officeooo:rsid="00145039" officeooo:paragraph-rsid="00145039"/>
    </style:style>
    <style:style style:name="P15" style:family="paragraph" style:parent-style-name="Text_20_body">
      <style:text-properties style:font-name="Source Code Pro Medium" officeooo:rsid="00033b0c" officeooo:paragraph-rsid="00114ce7"/>
    </style:style>
    <style:style style:name="P16" style:family="paragraph" style:parent-style-name="Text_20_body">
      <style:text-properties officeooo:paragraph-rsid="000fdee7"/>
    </style:style>
    <style:style style:name="P17" style:family="paragraph" style:parent-style-name="Text_20_body">
      <style:text-properties officeooo:paragraph-rsid="00114ce7"/>
    </style:style>
    <style:style style:name="P18" style:family="paragraph" style:parent-style-name="Text_20_body">
      <style:text-properties officeooo:paragraph-rsid="0014445e"/>
    </style:style>
    <style:style style:name="P19" style:family="paragraph" style:parent-style-name="Text_20_body">
      <style:text-properties officeooo:paragraph-rsid="00145039"/>
    </style:style>
    <style:style style:name="P20" style:family="paragraph" style:parent-style-name="Text_20_body">
      <style:text-properties officeooo:paragraph-rsid="00151f09"/>
    </style:style>
    <style:style style:name="P21" style:family="paragraph" style:parent-style-name="Text_20_body">
      <style:text-properties officeooo:paragraph-rsid="00170e27"/>
    </style:style>
    <style:style style:name="P22" style:family="paragraph" style:parent-style-name="Text_20_body">
      <style:text-properties officeooo:paragraph-rsid="001a79f7"/>
    </style:style>
    <style:style style:name="P2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70e27" officeooo:paragraph-rsid="00170e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0e27" officeooo:paragraph-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break-before="page"/>
      <style:text-properties officeooo:paragraph-rsid="00151f09"/>
    </style:style>
    <style:style style:name="P27" style:family="paragraph" style:parent-style-name="Text_20_body">
      <style:paragraph-properties fo:break-before="page"/>
      <style:text-properties officeooo:paragraph-rsid="001a79f7"/>
    </style:style>
    <style:style style:name="P28" style:family="paragraph" style:parent-style-name="Text_20_body">
      <style:paragraph-properties fo:break-before="page"/>
      <style:text-properties style:font-name="Cantarell" officeooo:rsid="001a79f7" officeooo:paragraph-rsid="0014445e"/>
    </style:style>
    <style:style style:name="P29" style:family="paragraph" style:parent-style-name="Heading_20_1">
      <style:text-properties officeooo:paragraph-rsid="00021384"/>
    </style:style>
    <style:style style:name="P30" style:family="paragraph" style:parent-style-name="Heading_20_1">
      <style:text-properties officeooo:paragraph-rsid="00151f09"/>
    </style:style>
    <style:style style:name="P31" style:family="paragraph" style:parent-style-name="Heading_20_1">
      <style:text-properties officeooo:paragraph-rsid="00170e27"/>
    </style:style>
    <style:style style:name="P32" style:family="paragraph" style:parent-style-name="Heading_20_2">
      <style:text-properties style:font-name="Cantarell" fo:font-size="16.1000003814697pt" fo:font-weight="bold" officeooo:rsid="000fdee7" officeooo:paragraph-rsid="000fdee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3" style:family="paragraph" style:parent-style-name="Heading_20_2">
      <style:text-properties style:font-name="Liberation Sans" fo:font-size="16.1000003814697pt" fo:font-weight="bold" officeooo:rsid="000fdee7" officeooo:paragraph-rsid="000fdee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" style:family="text">
      <style:text-properties officeooo:rsid="00021384"/>
    </style:style>
    <style:style style:name="T2" style:family="text">
      <style:text-properties style:font-name="Source Code Pro Medium" officeooo:rsid="00033b0c"/>
    </style:style>
    <style:style style:name="T3" style:family="text">
      <style:text-properties style:font-name="Source Code Pro Medium" fo:font-style="italic" officeooo:rsid="000fdee7" style:font-style-asian="italic" style:font-style-complex="italic"/>
    </style:style>
    <style:style style:name="T4" style:family="text">
      <style:text-properties style:font-name="Source Code Pro Medium" officeooo:rsid="000fdee7"/>
    </style:style>
    <style:style style:name="T5" style:family="text">
      <style:text-properties style:font-name="Source Code Pro Medium" officeooo:rsid="001ee487"/>
    </style:style>
    <style:style style:name="T6" style:family="text">
      <style:text-properties style:font-name="Source Code Pro Medium" officeooo:rsid="00225df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21384" style:font-weight-asian="bold" style:font-weight-complex="bold"/>
    </style:style>
    <style:style style:name="T9" style:family="text">
      <style:text-properties fo:font-weight="bold" officeooo:rsid="000fdee7" style:font-weight-asian="bold" style:font-weight-complex="bold"/>
    </style:style>
    <style:style style:name="T10" style:family="text">
      <style:text-properties style:font-name="Cantarell"/>
    </style:style>
    <style:style style:name="T11" style:family="text">
      <style:text-properties style:font-name="Cantarell" fo:font-weight="bold" style:font-weight-asian="bold" style:font-weight-complex="bold"/>
    </style:style>
    <style:style style:name="T12" style:family="text">
      <style:text-properties style:font-name="Cantarell" fo:font-weight="bold" officeooo:rsid="00021384" style:font-weight-asian="bold" style:font-weight-complex="bold"/>
    </style:style>
    <style:style style:name="T13" style:family="text">
      <style:text-properties style:font-name="Cantarell" fo:font-weight="bold" officeooo:rsid="0014445e" style:font-weight-asian="bold" style:font-weight-complex="bold"/>
    </style:style>
    <style:style style:name="T14" style:family="text">
      <style:text-properties style:font-name="Cantarell" fo:font-weight="bold" officeooo:rsid="001a79f7" style:font-weight-asian="bold" style:font-weight-complex="bold"/>
    </style:style>
    <style:style style:name="T15" style:family="text">
      <style:text-properties style:font-name="Cantarell" officeooo:rsid="00021384"/>
    </style:style>
    <style:style style:name="T16" style:family="text">
      <style:text-properties style:font-name="Cantarell" officeooo:rsid="0006203b"/>
    </style:style>
    <style:style style:name="T17" style:family="text">
      <style:text-properties style:font-name="Cantarell" officeooo:rsid="000fdee7"/>
    </style:style>
    <style:style style:name="T18" style:family="text">
      <style:text-properties style:font-name="Cantarell" fo:font-size="14pt" fo:font-weight="bold" officeooo:rsid="000fdee7" style:font-size-asian="14pt" style:font-weight-asian="bold" style:font-size-complex="14pt" style:font-weight-complex="bold"/>
    </style:style>
    <style:style style:name="T19" style:family="text">
      <style:text-properties style:font-name="Cantarell" fo:font-size="14pt" fo:font-weight="bold" officeooo:rsid="00114ce7" style:font-size-asian="14pt" style:font-weight-asian="bold" style:font-size-complex="14pt" style:font-weight-complex="bold"/>
    </style:style>
    <style:style style:name="T20" style:family="text">
      <style:text-properties style:font-name="Cantarell" fo:font-size="14pt" fo:font-weight="bold" officeooo:rsid="0014445e" style:font-size-asian="14pt" style:font-weight-asian="bold" style:font-size-complex="14pt" style:font-weight-complex="bold"/>
    </style:style>
    <style:style style:name="T21" style:family="text">
      <style:text-properties style:font-name="Cantarell" fo:font-size="14pt" fo:font-weight="bold" officeooo:rsid="00145039" style:font-size-asian="14pt" style:font-weight-asian="bold" style:font-size-complex="14pt" style:font-weight-complex="bold"/>
    </style:style>
    <style:style style:name="T22" style:family="text">
      <style:text-properties style:font-name="Cantarell" fo:font-size="14pt" fo:font-weight="bold" officeooo:rsid="001a79f7" style:font-size-asian="14pt" style:font-weight-asian="bold" style:font-size-complex="14pt" style:font-weight-complex="bold"/>
    </style:style>
    <style:style style:name="T23" style:family="text">
      <style:text-properties style:font-name="Cantarell" officeooo:rsid="00114ce7"/>
    </style:style>
    <style:style style:name="T24" style:family="text">
      <style:text-properties style:font-name="Cantarell" officeooo:rsid="0014445e"/>
    </style:style>
    <style:style style:name="T25" style:family="text">
      <style:text-properties style:font-name="Cantarell" officeooo:rsid="00145039"/>
    </style:style>
    <style:style style:name="T26" style:family="text">
      <style:text-properties style:font-name="Cantarell" officeooo:rsid="00162b46"/>
    </style:style>
    <style:style style:name="T27" style:family="text">
      <style:text-properties style:font-name="Cantarell" officeooo:rsid="001a79f7"/>
    </style:style>
    <style:style style:name="T28" style:family="text">
      <style:text-properties style:font-name="Cantarell" officeooo:rsid="002744e6"/>
    </style:style>
    <style:style style:name="T29" style:family="text">
      <style:text-properties style:font-name="Cantarell" officeooo:rsid="002b8b90"/>
    </style:style>
    <style:style style:name="T30" style:family="text">
      <style:text-properties officeooo:rsid="0005c8c9"/>
    </style:style>
    <style:style style:name="T31" style:family="text">
      <style:text-properties officeooo:rsid="00085bdb"/>
    </style:style>
    <style:style style:name="T32" style:family="text">
      <style:text-properties officeooo:rsid="000fdee7"/>
    </style:style>
    <style:style style:name="T33" style:family="text">
      <style:text-properties fo:font-weight="normal" officeooo:rsid="000fdee7" style:font-weight-asian="normal" style:font-weight-complex="normal"/>
    </style:style>
    <style:style style:name="T34" style:family="text">
      <style:text-properties style:font-name="Liberation Sans" fo:font-size="18.2000007629395pt" fo:font-weight="bold" officeooo:rsid="00151f0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5" style:family="text">
      <style:text-properties style:font-name="Liberation Sans" fo:font-size="18.2000007629395pt" fo:font-weight="bold" officeooo:rsid="00170e2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6" style:family="text">
      <style:text-properties officeooo:rsid="001274e8"/>
    </style:style>
    <style:style style:name="T37" style:family="text">
      <style:text-properties officeooo:rsid="0014445e"/>
    </style:style>
    <style:style style:name="T38" style:family="text">
      <style:text-properties officeooo:rsid="00151f09"/>
    </style:style>
    <style:style style:name="T39" style:family="text">
      <style:text-properties officeooo:rsid="00170e27"/>
    </style:style>
    <style:style style:name="T40" style:family="text">
      <style:text-properties officeooo:rsid="00254d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29" text:outline-level="1"><text:span text:style-name="T31">1 </text:span><text:span text:style-name="T30">FIELD SEQ</text:span><text:span text:style-name="T37">UENCE</text:span> DEFINITION</text:h>
      <text:p text:style-name="P2"/>
      <text:p text:style-name="P2"><text:span text:style-name="T15">A field seq is a</text:span><text:span text:style-name="T16">n</text:span><text:span text:style-name="T15"> array containing </text:span><text:span text:style-name="T17">triplets</text:span></text:p>
      <text:p text:style-name="P16"><text:span text:style-name="T5">[ </text:span><text:span text:style-name="T6">[</text:span><text:span text:style-name="T4">FID TYPE </text:span><text:span text:style-name="T3">METADATA</text:span><text:span text:style-name="T4">] [FID TYPE </text:span><text:span text:style-name="T3">METADATA</text:span><text:span text:style-name="T4">] ...</text:span><text:span text:style-name="T2"> ]</text:span></text:p>
      <text:h text:style-name="P32" text:outline-level="2">1.1 FID</text:h>
      <text:p text:style-name="P2"><text:span text:style-name="T15">Field </text:span><text:span text:style-name="T17">ID is a</text:span><text:span text:style-name="T15"> </text:span><text:span text:style-name="T12">String</text:span></text:p>
      <text:h text:style-name="P33" text:outline-level="2">1.2 TYPE</text:h>
      <text:p text:style-name="P3">The type can be one out of a finite number of possibilities </text:p>
      <text:p text:style-name="P15">#{:<text:span text:style-name="T32">bool </text:span>:i8 :u8 :i16 :u16 :i32 ::u32 :i64 :u64 :r32 :r64 </text:p>
      <text:p text:style-name="P15"><text:s text:c="2"/>:<text:span text:style-name="T32">str </text:span>:pstr :<text:span text:style-name="T36">struct </text:span>:<text:span text:style-name="T32">padding</text:span>}</text:p>
      <text:p text:style-name="P1"><text:span text:style-name="T11">:i/u </text:span><text:span text:style-name="T10">types correspond to signed/unsigned integers</text:span> <text:span text:style-name="T10">8,16,32, or 64 bit</text:span></text:p>
      <text:p text:style-name="P3"><text:span text:style-name="T7">:r </text:span>types correspond to real numbers 32 or 64 bit</text:p>
      <text:p text:style-name="P4"><text:span text:style-name="T8">:</text:span><text:span text:style-name="T9">str </text:span><text:span text:style-name="T33">corresponds to fixed length string</text:span></text:p>
      <text:p text:style-name="P4"><text:span text:style-name="T8">:pstr </text:span><text:span text:style-name="T1">correspond to prefix</text:span><text:span text:style-name="T32">ed-length</text:span><text:span text:style-name="T1">-string</text:span></text:p>
      <text:p text:style-name="P18"><text:span text:style-name="T12">:</text:span><text:span text:style-name="T13">struct</text:span><text:span text:style-name="T12"> </text:span><text:span text:style-name="T15">correspond to </text:span><text:span text:style-name="T24">a embedded STRUCT/UDT</text:span></text:p>
      <text:p text:style-name="P18"><text:span text:style-name="T12">:p</text:span><text:span text:style-name="T13">adding </text:span><text:span text:style-name="T15">correspond to </text:span><text:span text:style-name="T24">padding (</text:span><text:span text:style-name="T26">not a field so FID is ignored and should be empty string</text:span><text:span text:style-name="T24">)</text:span></text:p>
      <text:p text:style-name="P18"><text:span text:style-name="T13">:</text:span><text:span text:style-name="T14">bool </text:span><text:span text:style-name="T27">correponds to a boolean (true/false) value</text:span></text:p>
      <text:p text:style-name="P13"/>
      <text:p text:style-name="P28"/>
      <text:h text:style-name="P33" text:outline-level="2">1.3 METADATA</text:h>
      <text:p text:style-name="P5">Metadata describing the field in the form of a map. This field is optional</text:p>
      <text:p text:style-name="P5"/>
      <text:p text:style-name="P10">1.3.1 Arrays</text:p>
      <text:p text:style-name="P7">This flags apply to all types except padding</text:p>
      <text:p text:style-name="P5">{:rank integer-value} =&gt; fixed length array</text:p>
      <text:p text:style-name="P5">{:rank :u8|:u16|:u32} =&gt; length is defined in the stream before the actual data. The size of the of the length-prefix can be 8,16 or 32 bits</text:p>
      <text:p text:style-name="P11"/>
      <text:p text:style-name="P17"><text:span text:style-name="T18">1.3.</text:span><text:span text:style-name="T19">2</text:span><text:span text:style-name="T18"> </text:span><text:span text:style-name="T19">String </text:span><text:span text:style-name="T20">(str)</text:span></text:p>
      <text:p text:style-name="P17"><text:span text:style-name="T17">{:</text:span><text:span text:style-name="T23">len</text:span><text:span text:style-name="T17"> integer-value} =&gt; fixed length </text:span><text:span text:style-name="T23">UTF-8 string</text:span></text:p>
      <text:p text:style-name="P12"/>
      <text:p text:style-name="P17"><text:span text:style-name="T18">1.3.</text:span><text:span text:style-name="T19">3</text:span><text:span text:style-name="T18"> </text:span><text:span text:style-name="T19">Length-prefixed String </text:span><text:span text:style-name="T20">(pstr)</text:span></text:p>
      <text:p text:style-name="P17"><text:span text:style-name="T17">{:</text:span><text:span text:style-name="T29">len</text:span><text:span text:style-name="T17"> :</text:span><text:span text:style-name="T23">u8|:u16|:u32</text:span><text:span text:style-name="T17">} =&gt; </text:span><text:span text:style-name="T23">variable</text:span><text:span text:style-name="T17"> length </text:span><text:span text:style-name="T23">UTF-8 string. L</text:span><text:span text:style-name="T17">ength is defined in the stream before the actual </text:span><text:span text:style-name="T23">char </text:span><text:span text:style-name="T17">data. The size of the of the length-prefix can be 8,16 or 32 bits</text:span></text:p>
      <text:p text:style-name="P6"/>
      <text:p text:style-name="P18"><text:span text:style-name="T18">1.3.</text:span><text:span text:style-name="T20">4</text:span><text:span text:style-name="T18"> </text:span><text:span text:style-name="T20">STRUCT</text:span></text:p>
      <text:p text:style-name="P18"><text:span text:style-name="T17">{:</text:span><text:span text:style-name="T24">id “STRUCT_ID”</text:span><text:span text:style-name="T17"> :</text:span><text:span text:style-name="T24">fields [...] </text:span><text:span text:style-name="T17">}</text:span></text:p>
      <text:p text:style-name="P18"><text:span text:style-name="T17">:</text:span><text:span text:style-name="T24">id =&gt; String with the name/ID of this STRUCT</text:span></text:p>
      <text:p text:style-name="P7">:fields =&gt; recursive field sequence following the same rules exposed here</text:p>
      <text:p text:style-name="P6"/>
      <text:p text:style-name="P19"><text:span text:style-name="T18">1.3.</text:span><text:span text:style-name="T21">5</text:span><text:span text:style-name="T18"> </text:span><text:span text:style-name="T21">PADDING</text:span></text:p>
      <text:p text:style-name="P19"><text:span text:style-name="T17">{:</text:span><text:span text:style-name="T25">len integer-value</text:span><text:span text:style-name="T24"> </text:span><text:span text:style-name="T17">} </text:span><text:span text:style-name="T25">=&gt; number of padding bytes</text:span></text:p>
      <text:p text:style-name="P14"/>
      <text:p text:style-name="P14"/>
      <text:p text:style-name="P27"><text:span text:style-name="T18">1.3.</text:span><text:span text:style-name="T22">6</text:span><text:span text:style-name="T18"> </text:span><text:span text:style-name="T22">BOOL</text:span></text:p>
      <text:p text:style-name="P22"><text:span text:style-name="T17">{:</text:span><text:span text:style-name="T27">packed</text:span><text:span text:style-name="T25"> </text:span><text:span text:style-name="T24"><text:s/></text:span><text:span text:style-name="T27">false|true :bit int-value</text:span><text:span text:style-name="T17">} </text:span><text:span text:style-name="T25">=&gt; </text:span><text:span text:style-name="T27">packed bool (several bits in a single value)</text:span></text:p>
      <text:p text:style-name="P6"/>
      <text:h text:style-name="P30" text:outline-level="1"><text:span text:style-name="T38">2</text:span><text:span text:style-name="T31"> </text:span><text:span text:style-name="T34">FIELD SEQUENCE READ RESULT / WRITE DATA</text:span></text:h>
      <text:p text:style-name="P20"/>
      <text:p text:style-name="P8"><text:span text:style-name="T32">T</text:span>he result of a read or the input for a write is a map {:field “ID” :value data}</text:p>
      <text:p text:style-name="P8">In case of STRUCT the data is a nested map</text:p>
      <text:p text:style-name="P20"/>
      <text:p text:style-name="P20"/>
      <text:p text:style-name="P26"/>
      <text:h text:style-name="P31" text:outline-level="1"><text:span text:style-name="T39">3</text:span><text:span text:style-name="T31"> </text:span><text:span text:style-name="T35">EXAMPLES</text:span></text:h>
      <text:p text:style-name="P21"/>
      <table:table table:name="Table1" table:style-name="Table1" table:template-name="Simple List Shaded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>CASE</text:p>
          </table:table-cell>
          <table:table-cell table:style-name="Table1.A1" office:value-type="string">
            <text:p text:style-name="P23">EXAMPLE</text:p>
          </table:table-cell>
        </table:table-row>
        <table:table-row table:style-name="Table1.1">
          <table:table-cell table:style-name="Table1.A2" office:value-type="string">
            <text:p text:style-name="P24">Single primitive field</text:p>
          </table:table-cell>
          <table:table-cell table:style-name="Table1.A2" office:value-type="string">
            <text:p text:style-name="P24">[ [“F1” :i16] ]</text:p>
          </table:table-cell>
        </table:table-row>
        <table:table-row table:style-name="Table1.1">
          <table:table-cell table:style-name="Table1.A3" office:value-type="string">
            <text:p text:style-name="P24">Primitive field fixed array</text:p>
          </table:table-cell>
          <table:table-cell table:style-name="Table1.A3" office:value-type="string">
            <text:p text:style-name="P24">[ [“F1” :i16 { :rank 8 } ]</text:p>
          </table:table-cell>
        </table:table-row>
        <table:table-row table:style-name="Table1.1">
          <table:table-cell table:style-name="Table1.A2" office:value-type="string">
            <text:p text:style-name="P25">Primitive field dyn array</text:p>
          </table:table-cell>
          <table:table-cell table:style-name="Table1.A2" office:value-type="string">
            <text:p text:style-name="P24">[ [“F1” :i16 { :rank :u8 } ]</text:p>
          </table:table-cell>
        </table:table-row>
        <table:table-row table:style-name="Table1.1">
          <table:table-cell table:style-name="Table1.A3" office:value-type="string">
            <text:p text:style-name="P24">Fixed string</text:p>
          </table:table-cell>
          <table:table-cell table:style-name="Table1.A3" office:value-type="string">
            <text:p text:style-name="P24">[ [“F1” :str { :len 8 } ]</text:p>
          </table:table-cell>
        </table:table-row>
        <table:table-row table:style-name="Table1.1">
          <table:table-cell table:style-name="Table1.A2" office:value-type="string">
            <text:p text:style-name="P25">Dynamic string</text:p>
          </table:table-cell>
          <table:table-cell table:style-name="Table1.A2" office:value-type="string">
            <text:p text:style-name="P24">[ [“F1” :pstr { :len :u8 } ]</text:p>
          </table:table-cell>
        </table:table-row>
        <table:table-row table:style-name="Table1.1">
          <table:table-cell table:style-name="Table1.A3" office:value-type="string">
            <text:p text:style-name="P24">Fixed string array</text:p>
          </table:table-cell>
          <table:table-cell table:style-name="Table1.A3" office:value-type="string">
            <text:p text:style-name="P24">[ [“F1” :str { :rank 16 :len 8 } ]</text:p>
          </table:table-cell>
        </table:table-row>
        <table:table-row table:style-name="Table1.1">
          <table:table-cell table:style-name="Table1.A2" office:value-type="string">
            <text:p text:style-name="P25">Dyn string dyn array</text:p>
          </table:table-cell>
          <table:table-cell table:style-name="Table1.A2" office:value-type="string">
            <text:p text:style-name="P24">[ [“F1” :pstr { :rank :u16 :len :u8 } ]</text:p>
          </table:table-cell>
        </table:table-row>
        <table:table-row table:style-name="Table1.1">
          <table:table-cell table:style-name="Table1.A3" office:value-type="string">
            <text:p text:style-name="P24">Structure</text:p>
          </table:table-cell>
          <table:table-cell table:style-name="Table1.A3" office:value-type="string">
            <text:p text:style-name="P24">[ [“F1” :struct { :id “STRUCT1” :fields [ [“F1” :bool<text:span text:style-name="T40">8</text:span>] [“F2” :i16] ]</text:p>
          </table:table-cell>
        </table:table-row>
        <table:table-row table:style-name="Table1.1">
          <table:table-cell table:style-name="Table1.A10" office:value-type="string">
            <text:p text:style-name="P24"/>
          </table:table-cell>
          <table:table-cell table:style-name="Table1.B10">
            <text:p text:style-name="P24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Code Pro Medium" svg:font-family="'Source Code Pro Medium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List_20_Shaded.1" style:display-name="Simple List Shaded.1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Simple_20_List_20_Shaded.3" style:display-name="Simple List Shaded.3" style:family="table-cell" style:data-style-name="N100">
      <style:table-cell-properties fo:padding="0in" fo:padding-left="0in" fo:padding-right="0in" fo:padding-top="0in" fo:padding-bottom="0in"/>
    </style:style>
    <style:style style:name="Simple_20_List_20_Shaded.4" style:display-name="Simple List Shaded.4" style:family="table-cell" style:data-style-name="N0">
      <style:table-cell-properties fo:padding="0in" fo:padding-left="0in" fo:padding-right="0in" fo:padding-top="0in" fo:padding-bottom="0in"/>
    </style:style>
    <style:style style:name="Simple_20_List_20_Shaded.5" style:display-name="Simple List Shaded.5" style:family="table-cell" style:data-style-name="N0">
      <style:table-cell-properties fo:padding="0in" fo:padding-left="0in" fo:padding-right="0in" fo:padding-top="0in" fo:padding-bottom="0in"/>
    </style:style>
    <style:style style:name="Simple_20_List_20_Shaded.6" style:display-name="Simple List Shaded.6" style:family="table-cell" style:data-style-name="N100">
      <style:table-cell-properties fo:background-color="#cccccc" fo:padding="0in" fo:padding-left="0in" fo:padding-right="0in" fo:padding-top="0in" fo:padding-bottom="0in"/>
    </style:style>
    <style:style style:name="Simple_20_List_20_Shaded.7" style:display-name="Simple List Shaded.7" style:family="table-cell" style:data-style-name="N0">
      <style:table-cell-properties fo:padding="0in" fo:padding-left="0in" fo:padding-right="0in" fo:padding-top="0in" fo:padding-bottom="0in"/>
    </style:style>
    <style:style style:name="Simple_20_List_20_Shaded.8" style:display-name="Simple List Shaded.8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9" style:display-name="Simple List Shaded.9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10" style:display-name="Simple List Shaded.10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11" style:display-name="Simple List Shaded.11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Simple_20_List_20_Shaded.14" style:display-name="Simple List Shaded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Simple_20_List_20_Shaded.15" style:display-name="Simple List Shaded.15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4T13:18:51.392825504</meta:creation-date>
    <dc:date>2020-07-05T17:59:23.764803457</dc:date>
    <meta:editing-duration>PT9H39M48S</meta:editing-duration>
    <meta:editing-cycles>33</meta:editing-cycles>
    <meta:generator>LibreOffice/6.4.4.2$Linux_X86_64 LibreOffice_project/40$Build-2</meta:generator>
    <meta:document-statistic meta:table-count="1" meta:image-count="0" meta:object-count="0" meta:page-count="4" meta:paragraph-count="56" meta:word-count="403" meta:character-count="2189" meta:non-whitespace-character-count="1837"/>
  </office:meta>
</office:document-meta>
</file>